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ractReuters.extractFile( File sgmFi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ExtractReuters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ractReuters.ExtractReuters( File reutersDir , File output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tractReuters.accept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ractReuters.extrac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xtractReuters.main( String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